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xygen not included” to dwuwymiarowa gra od kanadyjskiego wydawnictwa Klei Entertainment. Wydana już w maju 2017, jednak wciąż pozostająca we wczesnym dostępie. Głównym zadaniem gracza jest utrzymanie i rozwijanie kosmicznej kolonii, co nie jest takim łatwym zadaniem.</text:p>
      <text:p text:style-name="P1"/>
      <text:p text:style-name="P1">Gray Picture</text:p>
      <text:p text:style-name="P1"/>
      <text:p text:style-name="P1">Normalnie nie kupuję gier we wszelkich alfach czy innych tego typu podobnych tworach, ale kiedyś dostałam “Don’t Starve”, który jest od tego samego wydawnictwa i również był wtedy we wczesnym dostępie. Tę grę ładnie rozwinęli, więc stwierdziłam, że można zaryzykować i kupić Oxygena przy okazji jakiejś promocji na Steam.</text:p>
      <text:p text:style-name="P1"/>
      <text:p text:style-name="P1">Pod względem graficznym Oxygen not included wypada całkiem nieźle. Jak już wspomniałam na samym początku, jest to gra dwuwymiarowa. Jest całkiem ładna, ma fajny, lekko komiksowy styl, podobny do tego z “Don’t Starve”. Ludziki są urocze i wyglądają na nieporadne, przez co jak się na nie patrzy to ma się wrażenie, że samodzielnie nie dadzą sobie rady i zaraz poumierają. Minus jest taki, że jak faktycznie umierają albo gdy zmuszam je do pracy w bardzo złych warunkach, to trochę jest ich żal (ale tylko trochę, moje kosmiczne imperium przecież samo się nie zbuduje). Jeszcze bardziej urocze niż tania siła robocza… znaczy się: ludzie; są rozmaite kosmiczne stworzenia, które zamieszkują tę bliżej nieokreśloną planetę.</text:p>
      <text:p text:style-name="P1"/>
      <text:p text:style-name="P1">Zaraz po włączeniu gry pojawia się proste i czytelne menu, ale po rozpoczęciu właściwej gry pojawia się interfejs z milionem różnych przycisków, co do których funkcji do teraz nie jestem pewna. Choć jestem w stanie wyjaśnić sobie, że taki mógł być cel twórców, bo w końcu dowodzenie kosmiczną bazą nie powinno być proste. W pierwszej chwili nie wiedziałam co robić, ostatecznie jednak nawet jak się pominie samouczek, to dość szybko da się ogarnąć podstawowe rzeczy.</text:p>
      <text:p text:style-name="P1"/>
      <text:p text:style-name="P1">Ale na czym właściwie polega ta gra? Najprościej mówiąc, zadaniem gracza jest rozwijanie kosmicznej kolonii. Na samym początku losuje się trójkę dzielnych ludzików, którzy rozpoczną podbój kosmosu. Warto się chwilę zastanowić nad tym, czy dana postać będzie odpowiednia, bo każda z nich posiada kilka ważnych statystyk. Oprócz umiejętności, które potem będą i tak rozwijane przez pracę, kosmonauci mają swoje preferencję odnośnie zadań, które można im przydzielić oraz mogą mieć cechy, które mogą ułatwić (lub utrudnić) funkcjonowanie kolonii. Na przykład mogą zużywać więcej tlenu, nie przejmować się jakością jedzenia, zasypiać w losowych momentach albo mieć trypofobię, przez co nie będą mogli kopać, co jest bardzo potrzebne do zdobywania surowców i powiększania bazy. Najbardziej jednak bawi mnie cecha, przez którą ludzik chrapie w nocy. W pierwszej chwili pomyślałam, co to szkodzi, ale okazało się, że przez takiego jednego typka reszta mojej kolonii nie mogła normalnie się wyspać, więc specjalnie dla niego musiałam postawić łóżko z dala od pozostałych. Ważne jest też sprawdzenie, jak postać reaguje na stres. Na przykład mogą wtedy psuć rzeczy, a nie jest najfajniej, gdy ktoś zniszczy maszynę produkującą tlen. Za pierwszym podejściem często brałam tych, którzy reagują na stres wymiotowaniem, bo w swojej naiwności stwierdziłam, że w porównaniu do innych nie brzmi to zbyt szkodliwie. Nic bardziej mylnego, przekonałam się, gdy pół bazy pływało w wymiocinach.</text:p>
      <text:p text:style-name="P1">Gdy już w końcu pierwsi mieszkańcy nowej kolonii zostali wybrani, można zacząć właściwą grę. Teraz trzeba zacząć rozbudowywać bazę, ponieważ trójka dzielnych astronautów zaczyna jedynie ze skrzynką z niewielkim zapasem jedzenia i portalem, przez który co jakiś czas będzie mógł wskoczyć kolejny ludek. Mali kosmonauci mają szereg różnych potrzeb, o których zaspokajaniu trzeba będzie pamiętać w czasie gry. Przede wszystkim trzeba im zapewnić dostęp do tlenu, bo bez tego za długo nie pociągną, ale nie można zapominać o innych ważnych rzeczach jak dostęp do jedzenia, zdrowie psychiczne i fizyczne. Największym błędem, który popełniłam grając w “Oxygen…”, było odłożenie na dalszy plan zaspokajania niektórych potrzeb, bo kto by się przejmował ustawianiem donic z kwiatami, żeby się mniej stresowali, skoro kolonia cierpi z głodu i braku tlenu. Skończyło się to grupą wiecznie zdenerwowanych ludzi, którzy tylko co chwilę płaczą albo obrzygują wszystko wokół siebie.</text:p>
      <text:p text:style-name="P1"/>
      <text:p text:style-name="P1">Na samym początku gracz ma dostęp do niewielkiej ilości przedmiotów do wybudowania, resztę muszą odkryć astronauci. Dodatkowo spora część rzeczy dostępnych od startu, będzie nieefektywna w momencie, gdy baza się rozrośnie, dlatego ważne jest, aby przemyśleć, co w danej chwili mają odkrywać. Najlepszym przykładem jest kołowrotek do wytwarzania prądu. Tak, taki jak dla chomika, ale większy. Na początku sprawdza się całkiem nieźle, bo ma się tylko kilka maszyn do zasilenia, lecz z czasem, gdy baza się powiększa, to ręce do pracy potrzebne są gdzieś indziej, przez co brakuje… nóg do biegania w tym kółku.</text:p>
      <text:p text:style-name="P1"/>
      <text:p text:style-name="P1">Największym wyzwaniem jest zaplanowanie rozbudowy w ten sposób, żeby nawet po jakimś czasie miało to… ręce i nogi (przysięgam, że to ostanie powiedzenie o kończynach, jakie tu użyję). Urządzeń sanitarnych nie wolno umieszczać za blisko miejsc, gdzie kosmonauci spędzają większość czasu i wytwarzają jedzenie, bo się pochorują, ale toalety nie mogą być też za daleko, bo zwyczajnie nie zdążą do nich dobiec. Dla mnie najtrudniej było zorganizować odpowiednie ilości tlenu w najważniejszych miejscach bazy. Wytwarzanie tlenu zwykle wymagało dostępu do prądu, wyjątkiem były takie kopce ziemi, w których żyły algi, jednak te miały dwa duże minusy: nie były zbyt wydajne i zużywały algi potrzebne też do produkcji jedzenia. Z drugiej strony, maszynom do tlenu jakoś trzeba było skombinować prąd, a zbyt duża ich ilość nie mogła być zasilana kołowrotkami, bo ktoś musi w nich biegać, a w tym czasie mógłby robić inne rzeczy. Ale gdy już miałam odkryte inne sposoby na pozyskiwanie niewielkich ilości energii, to pojawiły się kolejne dwa problemy. Pierwszy: te maszyny wymagały jakichś surowców, węgla lub gazu, do produkcji prądu. A drugi: wytwarzały zanieczyszczenia, z którymi też trzeba było sobie jakoś poradzić.</text:p>
      <text:p text:style-name="P1"/>
      <text:p text:style-name="P1">Mimo że nie jest to najprostsza gra, a dodatkowo jestem lamą, jeżeli chodzi o praktycznie wszystko, co szczególnie objawia się w grach, to bawiłam się całkiem nieźle. No bo kto by się nie bawił dobrze grając w kosmiczny symulator obozu pracy?</text:p>
      <text:p text:style-name="P1"/>
      <text:p text:style-name="P1">grafiki:</text:p>
      <text:p text:style-name="P1"/>
      <text:p text:style-name="P1"><text:a xlink:type="simple" xlink:href="https://cdn.shazoo.ru/201699_li93Y1w0yA_nfqghbq.jpg" text:style-name="ListLabel_20_1" text:visited-style-name="ListLabel_20_1"><text:span text:style-name="T1">https://cdn.shazoo.ru/201699_li93Y1w0yA_nfqghbq.jpg</text:span></text:a></text:p>
      <text:p text:style-name="P1"/>
      <text:p text:style-name="P1"><text:a xlink:type="simple" xlink:href="https://66.media.tumblr.com/d40f939514f5b4e53720a97699bcb684/tumblr_oxqqqh91Kq1v52kx3o1_1280.jpg" text:style-name="ListLabel_20_1" text:visited-style-name="ListLabel_20_1"><text:span text:style-name="T1">https://66.media.tumblr.com/d40f939514f5b4e53720a97699bcb684/tumblr_oxqqqh91Kq1v52kx3o1_1280.jpg</text:span></text:a></text:p>
      <text:p text:style-name="P1"/>
      <text:p text:style-name="P1"><text:soft-page-break/><text:a xlink:type="simple" xlink:href="https://thattipsybee.tumblr.com/post/166344909293/duplicate-versions-of-some-of-my-friends" text:style-name="ListLabel_20_1" text:visited-style-name="ListLabel_20_1"><text:span text:style-name="T1">https://thattipsybee.tumblr.com/post/166344909293/duplicate-versions-of-some-of-my-friends</text:span></text:a> &lt;źródło</text:p>
      <text:p text:style-name="P1"/>
      <text:p text:style-name="P1"><text:a xlink:type="simple" xlink:href="https://derpicdn.net/img/2018/8/6/1799409/large.png" text:style-name="ListLabel_20_1" text:visited-style-name="ListLabel_20_1"><text:span text:style-name="T1">https://derpicdn.net/img/2018/8/6/1799409/large.png</text:span></text:a></text:p>
      <text:p text:style-name="P1"/>
      <text:p text:style-name="P1"><text:a xlink:type="simple" xlink:href="https://www.derpibooru.org/1799409?q=pinkie+pie" text:style-name="ListLabel_20_1" text:visited-style-name="ListLabel_20_1"><text:span text:style-name="T1">https://www.derpibooru.org/1799409?q=pinkie+pie</text:span></text:a> &lt;źródło</text:p>
      <text:p text:style-name="P1"/>
      <text:p text:style-name="P1">Pozostałe:</text:p>
      <text:p text:style-name="P1"/>
      <text:p text:style-name="P1"><text:a xlink:type="simple" xlink:href="https://66.media.tumblr.com/e7b47db44a1c95459024f9de4d83d98b/tumblr_ozbauu9s0a1ump26uo1_1280.jpg" text:style-name="ListLabel_20_1" text:visited-style-name="ListLabel_20_1"><text:span text:style-name="T1">https://66.media.tumblr.com/e7b47db44a1c95459024f9de4d83d98b/tumblr_ozbauu9s0a1ump26uo1_1280.jpg</text:span></text:a></text:p>
      <text:p text:style-name="P1"/>
      <text:p text:style-name="P1"><text:a xlink:type="simple" xlink:href="https://jiaenkan.tumblr.com/post/167413758953/i-love-klei-games-sososo-much" text:style-name="ListLabel_20_1" text:visited-style-name="ListLabel_20_1"><text:span text:style-name="T1">https://jiaenkan.tumblr.com/post/167413758953/i-love-klei-games-sososo-much</text:span></text:a> &lt;źródło</text:p>
      <text:p text:style-name="P1"/>
      <text:p text:style-name="P1"><text:a xlink:type="simple" xlink:href="https://66.media.tumblr.com/52b910ec886289e27f18bc357b03257a/tumblr_p58oi2Qom91wg8kgao3_1280.png" text:style-name="ListLabel_20_1" text:visited-style-name="ListLabel_20_1"><text:span text:style-name="T1">https://66.media.tumblr.com/52b910ec886289e27f18bc357b03257a/tumblr_p58oi2Qom91wg8kgao3_1280.png</text:span></text:a></text:p>
      <text:p text:style-name="P1"/>
      <text:p text:style-name="P1"><text:a xlink:type="simple" xlink:href="https://jazzlasterboris.tumblr.com/post/171635514927/turns-out-kleis-forum-has-a-section-for-drawing" text:style-name="ListLabel_20_1" text:visited-style-name="ListLabel_20_1"><text:span text:style-name="T1">https://jazzlasterboris.tumblr.com/post/171635514927/turns-out-kleis-forum-has-a-section-for-drawing</text:span></text:a> &lt;źródło</text:p>
      <text:p text:style-name="P1"/>
      <text:p text:style-name="P1"><text:a xlink:type="simple" xlink:href="https://i.pinimg.com/originals/98/ed/2e/98ed2ea6bfdc1e01d632a42d34c95a2b.png" text:style-name="ListLabel_20_1" text:visited-style-name="ListLabel_20_1"><text:span text:style-name="T1">https://i.pinimg.com/originals/98/ed/2e/98ed2ea6bfdc1e01d632a42d34c95a2b.png</text:span></text:a></text:p>
      <text:p text:style-name="P1"/>
      <text:p text:style-name="P1"><text:a xlink:type="simple" xlink:href="https://pl.pinterest.com/pin/461830136760868991/?lp=true" text:style-name="ListLabel_20_1" text:visited-style-name="ListLabel_20_1"><text:span text:style-name="T1">https://pl.pinterest.com/pin/461830136760868991/?lp=true</text:span></text:a> &lt;źródło</text:p>
      <text:p text:style-name="P1"/>
      <text:p text:style-name="P1"><text:a xlink:type="simple" xlink:href="https://i.pinimg.com/originals/70/79/93/707993dd494942887c5e470f6c4e014b.png" text:style-name="ListLabel_20_1" text:visited-style-name="ListLabel_20_1"><text:span text:style-name="T1">https://i.pinimg.com/originals/70/79/93/707993dd494942887c5e470f6c4e014b.png</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4" meta:word-count="975" meta:character-count="7255" meta:non-whitespace-character-count="6304"/>
    <meta:generator>LibreOfficeDev/6.0.5.2$Linux_X86_64 LibreOffice_project/</meta:generator>
  </office:meta>
</office:document-meta>
</file>